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style style:name="P12" style:family="paragraph" style:parent-style-name="ENS_5f_default" style:list-style-name="L6">
      <style:text-properties fo:font-style="italic" style:font-style-asian="italic" style:font-style-complex="italic"/>
    </style:style>
    <style:style style:name="P13" style:family="paragraph" style:parent-style-name="ENS_5f_default" style:list-style-name="L7"/>
    <style:style style:name="P14" style:family="paragraph" style:parent-style-name="Standard" style:list-style-name="L7"/>
    <style:style style:name="P15"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2778412167491167709" text:style-name="L1">
        <text:list-header>
          <text:p text:style-name="P15"><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6971322335446617605" text:style-name="L2">
        <text:list-item>
          <text:p text:style-name="P6">Modifiez le contenu du fichier ProjectTest.java pour qu'il soit identique au contenu disponible ici : </text:p>
          <text:p text:style-name="P6"><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6">Lancez les tests et constatez que certains tests ne passent plus.</text:p>
        </text:list-item>
        <text:list-item>
          <text:p text:style-name="P6">Modifiez le contenu de la classe Project <text:s/>pour que les tests passent de nouveau.</text:p>
        </text:list-item>
        <text:list-item>
          <text:p text:style-name="P6">Modifiez le contenu du fichier EntrepriseTest.java pour qu'il soit identique au contenu disponible ici :</text:p>
          <text:p text:style-name="P6"><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6">Lancez les tests et constatez que certains tests ne passent plus.</text:p>
        </text:list-item>
        <text:list-item>
          <text:p text:style-name="P6">Modifiez le contenu de la classe Enterprise pour expliciter la relation one-to-many de Enterprise vers Project de telle sorte que les tests passent de nouveau</text:p>
        </text:list-item>
        <text:list-item>
          <text:p text:style-name="P6">Modifiez le contenu du <text:s/>fichier EnterpriseProjectServiceIntegrationTest.java pour qu'il soit identique au contenu disponible ici :</text:p>
          <text:p text:style-name="P6"><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6">Lancez les tests et constatez que certains tests ne passent plus.</text:p>
        </text:list-item>
        <text:list-item>
          <text:p text:style-name="P6">Modifiez le contenu de la classe EnterpriseProjectService de telle sorte que les tests de la classe EnterpriseProjectServiceIntegrationTest passent de nouveau.</text:p>
        </text:list-item>
        <text:list-item>
          <text:p text:style-name="P6">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9004385883252462097" text:style-name="L3">
        <text:list-item>
          <text:p text:style-name="P7">Modifiez le contenu du fichier EnterpriseProjectServiceIntegrationTest pour qu'il soit identique au fichier disponible ici :</text:p>
          <text:p text:style-name="P7"><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7">Lancez les tests et constatez que certains tests ne passent plus.</text:p>
        </text:list-item>
        <text:list-item>
          <text:p text:style-name="P7">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3106853400929586724" text:style-name="L4">
        <text:list-item>
          <text:p text:style-name="P8">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8">Modifiez le contenu des fichiers BootstrapTest.java et EnterpriseProjectServiceIntegrationTest.java pour qu'ils soient identiques aux fichiers disponibles ici :</text:p>
          <text:p text:style-name="P8"><text:a xlink:type="simple" xlink:href="https://gist.github.com/FranckSilvestre/abf597bf3248674bd536ad7e85ef4eb2" text:style-name="Internet_20_link" text:visited-style-name="Visited_20_Internet_20_Link">https://gist.github.com/FranckSilvestre/abf597bf3248674bd536ad7e85ef4eb2</text:a> </text:p>
          <text:p text:style-name="P8"><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7990424938330003824" text:style-name="L5">
        <text:list-item>
          <text:p text:style-name="P10">Modifiez le fichier InitializationService.java de telle sorte que l'insertion du dernier projet échoue lors de l'appel de la méthode initProjects(). Par exemple, affectez au projet un titre vide ou <text:s/>« null ».</text:p>
          <text:p text:style-name="P10">Lancez (ou relancez) <text:s/>le test « <text:span text:style-name="T7">testFindAllProjects</text:span> » de la classe <text:span text:style-name="T6">EnterpriseProjectServiceIntegrationTest</text:span> et vérifiez que 2 projets apparaissent dans la liste des projets au lieu des 3 attendus.</text:p>
        </text:list-item>
        <text:list-item>
          <text:p text:style-name="P10">Annotez la classe InitializationService de l'annotation <text:span text:style-name="T7">org.springframework.transaction.annotation.Transactional</text:span>.</text:p>
          <text:p text:style-name="P10">Lancez (ou relancez) <text:s/>le test « <text:span text:style-name="T7">test findAllProjects</text:span> » de la classe <text:span text:style-name="T6">EnterpriseProjectServiceIntegrationTest</text:span>.</text:p>
          <text:p text:style-name="P10">Combien de projets ont été créés ? Justifiez la réponse. </text:p>
        </text:list-item>
      </text:list>
      <text:p text:style-name="ENS_5f_default"/>
      <text:p text:style-name="ENS_5f_Titre_20_exercice">4 - <text:s/>Création du RESTful contrôleur</text:p>
      <text:p text:style-name="ENS_5f_default"/>
      <text:list xml:id="list6608314457589278212" text:style-name="L6">
        <text:list-item>
          <text:p text:style-name="P11">Créez la classe ProjectController. Annotez la classe de l'annotation</text:p>
          <text:p text:style-name="P12">org.springframework.web.bind.annotation.RestController.</text:p>
          <text:p text:style-name="P9">Créez les deux classes de tests ProjectControllerTest et ProjectControllerIntegrationTest. Modifiez les contenus de ces deux classes pour qu'ils correspondent aux contenus disponibles en ligne :</text:p>
          <text:p text:style-name="P9"><text:a xlink:type="simple" xlink:href="https://gist.github.com/FranckSilvestre/e1957cb973cafa9e5307a1af3c882489" text:style-name="Internet_20_link" text:visited-style-name="Visited_20_Internet_20_Link">https://gist.github.com/FranckSilvestre/e1957cb973cafa9e5307a1af3c882489</text:a></text:p>
          <text:p text:style-name="P9"><text:a xlink:type="simple" xlink:href="https://gist.github.com/FranckSilvestre/a5af6294d87c3f46892884e09dcad17e" text:style-name="Internet_20_link" text:visited-style-name="Visited_20_Internet_20_Link">https://gist.github.com/FranckSilvestre/a5af6294d87c3f46892884e09dcad17e</text:a></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11"><text:a xlink:type="simple" xlink:href="http://localhost:8080/projectsWithEnterprise" text:style-name="Internet_20_link" text:visited-style-name="Visited_20_Internet_20_Link"><text:span text:style-name="T6">http://localhost:8080/projectsWithEnterprise</text:span></text:a></text:p>
          <text:p text:style-name="P11"><text:span text:style-name="T6">Vérifiez que le contenu Json obtenu présente bien les 3 projets et leur entreprise associée.</text:span></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4518728419096803803" text:style-name="L7">
        <text:list-item>
          <text:p text:style-name="P13">Dans le fichier application.properties (dans le dossier src/main/resources), ajoutez la ligne suivante :</text:p>
          <text:p text:style-name="P14">logging.level.org.hibernate.SQL=DEBUG</text:p>
        </text:list-item>
        <text:list-item>
          <text:p text:style-name="P13">Relancez l'application et observez le contenu de la console lorsque vous accéder à l'URL <text:a xlink:type="simple" xlink:href="http://localhost:8080/projectsWithEnterprise" text:style-name="Internet_20_link" text:visited-style-name="Visited_20_Internet_20_Link"><text:span text:style-name="T6">http://localhost:8080/projectsWithEnterprise</text:span></text:a><text:span text:style-name="T6">.</text:span> La console affiche maintenant le Sql généré par Hibernate pour chaque requête.</text:p>
          <text:p text:style-name="P13">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3">Modifiez l'application de telle sorte qu'une seule requête soit exécutée lors de l'accès à l'URL <text:a xlink:type="simple" xlink:href="http://localhost:8080/projectsWithEnterprise" text:style-name="Internet_20_link" text:visited-style-name="Visited_20_Internet_20_Link"><text:span text:style-name="T6">http://localhost:8080/projectsWithEnterprise</text:span></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4H22M</meta:editing-duration>
    <meta:editing-cycles>166</meta:editing-cycles>
    <meta:generator>OpenOffice/4.1.3$Unix OpenOffice.org_project/413m1$Build-9783</meta:generator>
    <meta:initial-creator>Franck Silvestre</meta:initial-creator>
    <dc:date>2017-10-06T14:29:22</dc:date>
    <dc:creator>Franck Silvestre</dc:creator>
    <meta:document-statistic meta:table-count="1" meta:image-count="2" meta:object-count="0" meta:page-count="3" meta:paragraph-count="60" meta:word-count="858" meta:character-count="6352"/>
  </office:meta>
</office:document-meta>
</file>